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63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3.1972in"/>
    </style:style>
    <style:style style:name="co4" style:family="table-column">
      <style:table-column-properties fo:break-before="auto" style:column-width="0.6398in"/>
    </style:style>
    <style:style style:name="co5" style:family="table-column">
      <style:table-column-properties fo:break-before="auto" style:column-width="0.7165in"/>
    </style:style>
    <style:style style:name="co6" style:family="table-column">
      <style:table-column-properties fo:break-before="auto" style:column-width="0.2866in"/>
    </style:style>
    <style:style style:name="co7" style:family="table-column">
      <style:table-column-properties fo:break-before="auto" style:column-width="0.9043in"/>
    </style:style>
    <style:style style:name="co8" style:family="table-column">
      <style:table-column-properties fo:break-before="auto" style:column-width="2.6126in"/>
    </style:style>
    <style:style style:name="co9" style:family="table-column">
      <style:table-column-properties fo:break-before="auto" style:column-width="0.6508in"/>
    </style:style>
    <style:style style:name="co10" style:family="table-column">
      <style:table-column-properties fo:break-before="auto" style:column-width="0.9925in"/>
    </style:style>
    <style:style style:name="co11" style:family="table-column">
      <style:table-column-properties fo:break-before="auto" style:column-width="1.3339in"/>
    </style:style>
    <style:style style:name="co12" style:family="table-column">
      <style:table-column-properties fo:break-before="auto" style:column-width="0.798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Verdana1" style:font-name-asian="DejaVuSans" style:font-name-complex="Lucidasans"/>
    </style:style>
    <style:style style:name="ce4" style:family="table-cell" style:parent-style-name="Default" style:data-style-name="N100"/>
    <style:style style:name="ce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map style:condition="is-true-formula([Sheet1.$J330]&gt;COLUMN([Sheet1.C330])-3)" style:apply-style-name="Excel_5f_CondFormat_5f_1_5f_1_5f_1" style:base-cell-address="Sheet1.C330"/>
    </style:style>
    <style:style style:name="ce7" style:family="table-cell" style:parent-style-name="Default" style:data-style-name="N10">
      <style:map style:condition="is-true-formula([Sheet1.$J330]&gt;COLUMN([Sheet1.C330])-3)" style:apply-style-name="Excel_5f_CondFormat_5f_1_5f_1_5f_1" style:base-cell-address="Sheet1.C330"/>
    </style:style>
    <style:style style:name="ce8" style:family="table-cell" style:parent-style-name="Default" style:data-style-name="N61">
      <style:map style:condition="is-true-formula([Sheet1.$J330]&gt;COLUMN([Sheet1.C330])-3)" style:apply-style-name="Excel_5f_CondFormat_5f_1_5f_1_5f_1" style:base-cell-address="Sheet1.C330"/>
    </style:style>
    <style:style style:name="ce9" style:family="table-cell" style:parent-style-name="Default" style:data-style-name="N0">
      <style:map style:condition="is-true-formula([Sheet1.$J330]&gt;COLUMN([Sheet1.C330])-3)" style:apply-style-name="Excel_5f_CondFormat_5f_1_5f_1_5f_1" style:base-cell-address="Sheet1.C330"/>
    </style:style>
    <style:style style:name="ce10" style:family="table-cell" style:parent-style-name="Default" style:data-style-name="N36">
      <style:map style:condition="is-true-formula([Sheet1.$J330]&gt;COLUMN([Sheet1.C330])-3)" style:apply-style-name="Excel_5f_CondFormat_5f_1_5f_1_5f_1" style:base-cell-address="Sheet1.C330"/>
    </style:style>
    <style:style style:name="ce11" style:family="table-cell" style:parent-style-name="Default" style:data-style-name="N99">
      <style:map style:condition="is-true-formula([Sheet1.$J330]&gt;COLUMN([Sheet1.C330])-3)" style:apply-style-name="Excel_5f_CondFormat_5f_1_5f_1_5f_1" style:base-cell-address="Sheet1.C330"/>
    </style:style>
    <style:style style:name="ce12" style:family="table-cell" style:parent-style-name="Default" style:data-style-name="N164">
      <style:map style:condition="is-true-formula([Sheet1.$J330]&gt;COLUMN([Sheet1.C330])-3)" style:apply-style-name="Excel_5f_CondFormat_5f_1_5f_1_5f_1" style:base-cell-address="Sheet1.C330"/>
    </style:style>
    <style:style style:name="ce13" style:family="table-cell" style:parent-style-name="Default" style:data-style-name="N193">
      <style:map style:condition="is-true-formula([Sheet1.$J330]&gt;COLUMN([Sheet1.C330])-3)" style:apply-style-name="Excel_5f_CondFormat_5f_1_5f_1_5f_1" style:base-cell-address="Sheet1.C330"/>
    </style:style>
    <style:style style:name="ce14" style:family="table-cell" style:parent-style-name="Default" style:data-style-name="N197">
      <style:map style:condition="is-true-formula([Sheet1.$J330]&gt;COLUMN([Sheet1.C330])-3)" style:apply-style-name="Excel_5f_CondFormat_5f_1_5f_1_5f_1" style:base-cell-address="Sheet1.C330"/>
    </style:style>
    <style:style style:name="ce15" style:family="table-cell" style:parent-style-name="Default" style:data-style-name="N199">
      <style:map style:condition="is-true-formula([Sheet1.$J330]&gt;COLUMN([Sheet1.C330])-3)" style:apply-style-name="Excel_5f_CondFormat_5f_1_5f_1_5f_1" style:base-cell-address="Sheet1.C330"/>
    </style:style>
    <style:style style:name="ce16" style:family="table-cell" style:parent-style-name="Default">
      <style:map style:condition="is-true-formula(Sheet1.$#REF!#REF!&gt;COLUMN(Sheet1.F91)-3)" style:apply-style-name="Excel_5f_CondFormat_5f_1_5f_2_5f_1" style:base-cell-address="Sheet1.F91"/>
    </style:style>
    <style:style style:name="ce17" style:family="table-cell" style:parent-style-name="Default" style:data-style-name="N36"/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ext-properties fo:language="en" fo:country="US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19"/>
        <table:table-column table:style-name="co8" table:default-cell-style-name="ce2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2" table:default-cell-style-name="Default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8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6" office:value-type="string">
            <text:p>1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6" office:value-type="string">
            <text:p><text:s/>123 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0">
            <text:p>Err:502</text:p>
          </table:table-cell>
          <table:table-cell table:style-name="ce6" office:value-type="string">
            <text:p>123,5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6" office:value-type="string">
            <text:p><text:s/>- 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0">
            <text:p>Err:502</text:p>
          </table:table-cell>
          <table:table-cell table:style-name="ce6" office:value-type="string">
            <text:p>100 000 00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7" office:value-type="string">
            <text:p>20%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000">
            <text:p>1234000</text:p>
          </table:table-cell>
          <table:table-cell table:formula="oooc:=VALUE([.C8])" office:value-type="float" office:value="1234000000">
            <text:p>1234000000</text:p>
          </table:table-cell>
          <table:table-cell table:style-name="ce8" office:value-type="string">
            <text:p>1,234e6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00123">
            <text:p>0</text:p>
          </table:table-cell>
          <table:table-cell table:formula="oooc:=VALUE([.C9])" office:value-type="float" office:value="-0.0000000123">
            <text:p>0</text:p>
          </table:table-cell>
          <table:table-cell table:style-name="ce8" office:value-type="string">
            <text:p>-123e-10</text:p>
          </table:table-cell>
          <table:table-cell table:style-name="ce8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0">
            <text:p>Err:502</text:p>
          </table:table-cell>
          <table:table-cell table:style-name="ce8" office:value-type="string">
            <text:p>- 123 456E-12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9" office:value-type="float" office:value="12.345">
            <text:p>12.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float" office:value="12.345">
            <text:p>12.35</text:p>
          </table:table-cell>
          <table:table-cell table:formula="oooc:=N([.C13])" office:value-type="float" office:value="12.345">
            <text:p>12.35</text:p>
          </table:table-cell>
          <table:table-cell table:style-name="ce9" office:value-type="float" office:value="12.345">
            <text:p>12.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14])" office:value-type="float" office:value="0">
            <text:p>0</text:p>
          </table:table-cell>
          <table:table-cell table:style-name="ce9" office:value-type="string">
            <text:p>123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15])" office:value-type="float" office:value="39083">
            <text:p>39083</text:p>
          </table:table-cell>
          <table:table-cell table:style-name="ce10" office:value-type="date" office:date-value="2007-01-01">
            <text:p>01/0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6])" office:value-type="float" office:value="0">
            <text:p>0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17])" office:value-type="float" office:value="1">
            <text:p>1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8])" office:value-type="float" office:value="0">
            <text:p>0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20])" office:value-type="string" office:string-value="AaBbCcDd">
            <text:p>AaBbCcDd</text:p>
          </table:table-cell>
          <table:table-cell table:style-name="ce9" office:value-type="string">
            <text:p>AaBbCcDd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21])" office:value-type="string" office:string-value="АаБбВвГгДд">
            <text:p>АаБбВвГгДд</text:p>
          </table:table-cell>
          <table:table-cell table:style-name="ce9" office:value-type="string">
            <text:p>АаБбВвГгДд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table:formula="oooc:=&quot;&quot;">
            <text:p/>
          </table:table-cell>
          <table:table-cell table:formula="oooc:=T([.C22])">
            <text:p/>
          </table:table-cell>
          <table:table-cell table:style-name="ce9" office:value-type="float" office:value="123.45">
            <text:p>123.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,45</text:p>
          </table:table-cell>
          <table:table-cell table:formula="oooc:=T([.C23])" office:value-type="string" office:string-value="123,45">
            <text:p>123,45</text:p>
          </table:table-cell>
          <table:table-cell table:style-name="ce9" office:value-type="string">
            <text:p>123,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4])">
            <text:p/>
          </table:table-cell>
          <table:table-cell table:style-name="ce10" office:value-type="date" office:date-value="2007-01-01">
            <text:p>01/0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01.01.2007</text:p>
          </table:table-cell>
          <table:table-cell table:formula="oooc:=T([.C25])" office:value-type="string" office:string-value="01.01.2007">
            <text:p>01.01.2007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6])">
            <text:p/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7])">
            <text:p/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29];[.D29])" office:value-type="string" office:string-value="0">
            <text:p>0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30];[.D30])" office:value-type="string" office:string-value="99999999999.5">
            <text:p>99999999999.5</text:p>
          </table:table-cell>
          <table:table-cell table:style-name="ce12" office:value-type="float" office:value="99999999999.4999">
            <text:p>99999999999.49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31];[.D31])" office:value-type="string" office:string-value="99999999999.5">
            <text:p>99999999999.5</text:p>
          </table:table-cell>
          <table:table-cell table:style-name="ce12" office:value-type="float" office:value="99999999999.5">
            <text:p>99999999999.5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,000000009</text:p>
          </table:table-cell>
          <table:table-cell table:formula="oooc:=TEXT([.C32];[.D32])" office:value-type="string" office:string-value="0">
            <text:p>0</text:p>
          </table:table-cell>
          <table:table-cell table:style-name="ce13" office:value-type="float" office:value="0.000000009">
            <text:p>0.000000009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5.752in" draw:caption-point-x="-13.2693in" draw:caption-point-y="-5.75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33];[.D33])" office:value-type="string" office:string-value="0">
            <text:p>0</text:p>
          </table:table-cell>
          <table:table-cell table:style-name="ce13" office:value-type="float" office:value="0.000000009000001">
            <text:p>0.000000009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5.9374in" draw:caption-point-x="-13.2693in" draw:caption-point-y="-5.937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,77778E-05</text:p>
          </table:table-cell>
          <table:table-cell table:formula="oooc:=TEXT([.C34];[.D34])" office:value-type="string" office:string-value="0">
            <text:p>0</text:p>
          </table:table-cell>
          <table:table-cell table:style-name="ce14" office:value-type="float" office:value="0.0000777777777777777">
            <text:p>0.0000777777777777777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6.1228in" draw:caption-point-x="-13.2693in" draw:caption-point-y="-6.122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777778</text:p>
          </table:table-cell>
          <table:table-cell table:formula="oooc:=TEXT([.C35];[.D35])" office:value-type="string" office:string-value="0">
            <text:p>0</text:p>
          </table:table-cell>
          <table:table-cell table:style-name="ce14" office:value-type="float" office:value="0.000777777777777777">
            <text:p>0.000777777777777777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6.3083in" draw:caption-point-x="-13.2693in" draw:caption-point-y="-6.30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7777778</text:p>
          </table:table-cell>
          <table:table-cell table:formula="oooc:=TEXT([.C36];[.D36])" office:value-type="string" office:string-value="0.01">
            <text:p>0.01</text:p>
          </table:table-cell>
          <table:table-cell table:style-name="ce14" office:value-type="float" office:value="0.00777777777777777">
            <text:p>0.00777777777777777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6.4937in" draw:caption-point-x="-13.2693in" draw:caption-point-y="-6.49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77777778</text:p>
          </table:table-cell>
          <table:table-cell table:formula="oooc:=TEXT([.C37];[.D37])" office:value-type="string" office:string-value="0.08">
            <text:p>0.08</text:p>
          </table:table-cell>
          <table:table-cell table:style-name="ce14" office:value-type="float" office:value="0.0777777777777777">
            <text:p>0.0777777777777777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6.6791in" draw:caption-point-x="-13.2693in" draw:caption-point-y="-6.67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777777778</text:p>
          </table:table-cell>
          <table:table-cell table:formula="oooc:=TEXT([.C38];[.D38])" office:value-type="string" office:string-value="0.78">
            <text:p>0.78</text:p>
          </table:table-cell>
          <table:table-cell table:style-name="ce14" office:value-type="float" office:value="0.777777777777777">
            <text:p>0.777777777777777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6.8646in" draw:caption-point-x="-13.2693in" draw:caption-point-y="-6.86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,777777778</text:p>
          </table:table-cell>
          <table:table-cell table:formula="oooc:=TEXT([.C39];[.D39])" office:value-type="string" office:string-value="7.78">
            <text:p>7.78</text:p>
          </table:table-cell>
          <table:table-cell table:style-name="ce14" office:value-type="float" office:value="7.77777777777777">
            <text:p>7.77777777777777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7.05in" draw:caption-point-x="-13.2693in" draw:caption-point-y="-7.0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,77777778</text:p>
          </table:table-cell>
          <table:table-cell table:formula="oooc:=TEXT([.C40];[.D40])" office:value-type="string" office:string-value="77.78">
            <text:p>77.78</text:p>
          </table:table-cell>
          <table:table-cell table:style-name="ce14" office:value-type="float" office:value="77.7777777777777">
            <text:p>77.7777777777777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7.2354in" draw:caption-point-x="-13.2693in" draw:caption-point-y="-7.23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,7777778</text:p>
          </table:table-cell>
          <table:table-cell table:formula="oooc:=TEXT([.C41];[.D41])" office:value-type="string" office:string-value="777.78">
            <text:p>777.78</text:p>
          </table:table-cell>
          <table:table-cell table:style-name="ce14" office:value-type="float" office:value="777.777777777777">
            <text:p>777.777777777777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7.4209in" draw:caption-point-x="-13.2693in" draw:caption-point-y="-7.42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,777778</text:p>
          </table:table-cell>
          <table:table-cell table:formula="oooc:=TEXT([.C42];[.D42])" office:value-type="string" office:string-value="7777.78">
            <text:p>7777.78</text:p>
          </table:table-cell>
          <table:table-cell table:style-name="ce14" office:value-type="float" office:value="7777.77777777777">
            <text:p>7777.77777777777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,77778</text:p>
          </table:table-cell>
          <table:table-cell table:formula="oooc:=TEXT([.C43];[.D43])" office:value-type="string" office:string-value="77777.78">
            <text:p>77777.78</text:p>
          </table:table-cell>
          <table:table-cell table:style-name="ce14" office:value-type="float" office:value="77777.7777777777">
            <text:p>77777.7777777777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,7778</text:p>
          </table:table-cell>
          <table:table-cell table:formula="oooc:=TEXT([.C44];[.D44])" office:value-type="string" office:string-value="777777.78">
            <text:p>777777.78</text:p>
          </table:table-cell>
          <table:table-cell table:style-name="ce14" office:value-type="float" office:value="777777.777777777">
            <text:p>777777.777777777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,778</text:p>
          </table:table-cell>
          <table:table-cell table:formula="oooc:=TEXT([.C45];[.D45])" office:value-type="string" office:string-value="7777777.78">
            <text:p>7777777.78</text:p>
          </table:table-cell>
          <table:table-cell table:style-name="ce14" office:value-type="float" office:value="7777777.77777777">
            <text:p>7777777.77777777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,78</text:p>
          </table:table-cell>
          <table:table-cell table:formula="oooc:=TEXT([.C46];[.D46])" office:value-type="string" office:string-value="77777777.78">
            <text:p>77777777.78</text:p>
          </table:table-cell>
          <table:table-cell table:style-name="ce14" office:value-type="float" office:value="77777777.7777777">
            <text:p>77777777.7777777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,8</text:p>
          </table:table-cell>
          <table:table-cell table:formula="oooc:=TEXT([.C47];[.D47])" office:value-type="string" office:string-value="777777777.78">
            <text:p>777777777.78</text:p>
          </table:table-cell>
          <table:table-cell table:style-name="ce14" office:value-type="float" office:value="777777777.777777">
            <text:p>777777777.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48];[.D48])" office:value-type="string" office:string-value="7777777777.78">
            <text:p>7777777777.78</text:p>
          </table:table-cell>
          <table:table-cell table:style-name="ce14" office:value-type="float" office:value="7777777777.77777">
            <text:p>7777777777.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49];[.D49])" office:value-type="string" office:string-value="77777777777.78">
            <text:p>77777777777.78</text:p>
          </table:table-cell>
          <table:table-cell table:style-name="ce14" office:value-type="float" office:value="77777777777.7777">
            <text:p>77777777777.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1</text:p>
          </table:table-cell>
          <table:table-cell table:formula="oooc:=TEXT([.C50];[.D50])" office:value-type="string" office:string-value="777777777777.78">
            <text:p>777777777777.78</text:p>
          </table:table-cell>
          <table:table-cell table:style-name="ce14" office:value-type="float" office:value="777777777777.777">
            <text:p>777777777777.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2</text:p>
          </table:table-cell>
          <table:table-cell table:formula="oooc:=TEXT([.C51];[.D51])" office:value-type="string" office:string-value="7777777777777.77">
            <text:p>7777777777777.77</text:p>
          </table:table-cell>
          <table:table-cell table:style-name="ce14" office:value-type="float" office:value="7777777777777.77">
            <text:p>7777777777777.77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3</text:p>
          </table:table-cell>
          <table:table-cell table:formula="oooc:=TEXT([.C52];[.D52])" office:value-type="string" office:string-value="77777777777777.7">
            <text:p>77777777777777.7</text:p>
          </table:table-cell>
          <table:table-cell table:style-name="ce14" office:value-type="float" office:value="77777777777777.7">
            <text:p>77777777777777.7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9.4602in" draw:caption-point-x="-13.2693in" draw:caption-point-y="-9.46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,77778E+14</text:p>
          </table:table-cell>
          <table:table-cell table:formula="oooc:=TEXT([.C53];[.D53])" office:value-type="string" office:string-value="777777777777777">
            <text:p>777777777777777</text:p>
          </table:table-cell>
          <table:table-cell table:style-name="ce14" office:value-type="float" office:value="777777777777777">
            <text:p>777777777777777.0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9.6457in" draw:caption-point-x="-13.2693in" draw:caption-point-y="-9.645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,8</text:p>
          </table:table-cell>
          <table:table-cell table:formula="oooc:=TEXT([.C54];[.D54])" office:value-type="string" office:string-value="-777777777.78">
            <text:p>-777777777.78</text:p>
          </table:table-cell>
          <table:table-cell table:style-name="ce14" office:value-type="float" office:value="-777777777.777777">
            <text:p>-777777777.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55];[.D55])" office:value-type="string" office:string-value="-7777777777.78">
            <text:p>-7777777777.78</text:p>
          </table:table-cell>
          <table:table-cell table:style-name="ce14" office:value-type="float" office:value="-7777777777.77777">
            <text:p>-7777777777.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56];[.D56])" office:value-type="string" office:string-value="-77777777777.78">
            <text:p>-77777777777.78</text:p>
          </table:table-cell>
          <table:table-cell table:style-name="ce14" office:value-type="float" office:value="-77777777777.7777">
            <text:p>-77777777777.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,77778E+11</text:p>
          </table:table-cell>
          <table:table-cell table:formula="oooc:=TEXT([.C57];[.D57])" office:value-type="string" office:string-value="-777777777777.78">
            <text:p>-777777777777.78</text:p>
          </table:table-cell>
          <table:table-cell table:style-name="ce14" office:value-type="float" office:value="-777777777777.777">
            <text:p>-777777777777.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,000000001</text:p>
          </table:table-cell>
          <table:table-cell table:formula="oooc:=TEXT([.C58];[.D58])" office:value-type="string" office:string-value="0">
            <text:p>0</text:p>
          </table:table-cell>
          <table:table-cell table:style-name="ce15" office:value-type="float" office:value="0.000000001">
            <text:p>0.00000000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0.5728in" draw:caption-point-x="-13.2693in" draw:caption-point-y="-10.572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0011</text:p>
          </table:table-cell>
          <table:table-cell table:formula="oooc:=TEXT([.C59];[.D59])" office:value-type="string" office:string-value="0">
            <text:p>0</text:p>
          </table:table-cell>
          <table:table-cell table:style-name="ce15" office:value-type="float" office:value="0.000000011">
            <text:p>0.0000000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0.7583in" draw:caption-point-x="-13.2693in" draw:caption-point-y="-10.7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0111</text:p>
          </table:table-cell>
          <table:table-cell table:formula="oooc:=TEXT([.C60];[.D60])" office:value-type="string" office:string-value="0">
            <text:p>0</text:p>
          </table:table-cell>
          <table:table-cell table:style-name="ce15" office:value-type="float" office:value="0.000000111">
            <text:p>0.000000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0.9437in" draw:caption-point-x="-13.2693in" draw:caption-point-y="-10.9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1111</text:p>
          </table:table-cell>
          <table:table-cell table:formula="oooc:=TEXT([.C61];[.D61])" office:value-type="string" office:string-value="0">
            <text:p>0</text:p>
          </table:table-cell>
          <table:table-cell table:style-name="ce15" office:value-type="float" office:value="0.000001111">
            <text:p>0.00000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1.1291in" draw:caption-point-x="-13.2693in" draw:caption-point-y="-11.1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11111</text:p>
          </table:table-cell>
          <table:table-cell table:formula="oooc:=TEXT([.C62];[.D62])" office:value-type="string" office:string-value="0">
            <text:p>0</text:p>
          </table:table-cell>
          <table:table-cell table:style-name="ce15" office:value-type="float" office:value="0.000011111">
            <text:p>0.0000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1.3146in" draw:caption-point-x="-13.2693in" draw:caption-point-y="-11.3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1</text:p>
          </table:table-cell>
          <table:table-cell table:formula="oooc:=TEXT([.C63];[.D63])" office:value-type="string" office:string-value="0">
            <text:p>0</text:p>
          </table:table-cell>
          <table:table-cell table:style-name="ce15" office:value-type="float" office:value="0.000111111">
            <text:p>0.000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1.5in" draw:caption-point-x="-13.2693in" draw:caption-point-y="-11.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1</text:p>
          </table:table-cell>
          <table:table-cell table:formula="oooc:=TEXT([.C64];[.D64])" office:value-type="string" office:string-value="0">
            <text:p>0</text:p>
          </table:table-cell>
          <table:table-cell table:style-name="ce15" office:value-type="float" office:value="0.001111111">
            <text:p>0.00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1.6854in" draw:caption-point-x="-13.2693in" draw:caption-point-y="-11.6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1</text:p>
          </table:table-cell>
          <table:table-cell table:formula="oooc:=TEXT([.C65];[.D65])" office:value-type="string" office:string-value="0.01">
            <text:p>0.01</text:p>
          </table:table-cell>
          <table:table-cell table:style-name="ce15" office:value-type="float" office:value="0.011111111">
            <text:p>0.0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1.8709in" draw:caption-point-x="-13.2693in" draw:caption-point-y="-11.87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1</text:p>
          </table:table-cell>
          <table:table-cell table:formula="oooc:=TEXT([.C66];[.D66])" office:value-type="string" office:string-value="0.11">
            <text:p>0.11</text:p>
          </table:table-cell>
          <table:table-cell table:style-name="ce15" office:value-type="float" office:value="0.111111111">
            <text:p>0.1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2.0563in" draw:caption-point-x="-13.2693in" draw:caption-point-y="-12.05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67];[.D67])" office:value-type="string" office:string-value="0">
            <text:p>0</text:p>
          </table:table-cell>
          <table:table-cell table:style-name="ce15" office:value-type="float" office:value="0.00000000001">
            <text:p>0.00000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2.2417in" draw:caption-point-x="-13.2693in" draw:caption-point-y="-12.241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E-10</text:p>
          </table:table-cell>
          <table:table-cell table:formula="oooc:=TEXT([.C68];[.D68])" office:value-type="string" office:string-value="0">
            <text:p>0</text:p>
          </table:table-cell>
          <table:table-cell table:style-name="ce15" office:value-type="float" office:value="0.00000000011">
            <text:p>0.0000000001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3.2693in" svg:y="12.4268in" draw:caption-point-x="-13.2693in" draw:caption-point-y="-12.42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01E-09</text:p>
          </table:table-cell>
          <table:table-cell table:formula="oooc:=TEXT([.C69];[.D69])" office:value-type="string" office:string-value="0">
            <text:p>0</text:p>
          </table:table-cell>
          <table:table-cell table:style-name="ce15" office:value-type="float" office:value="0.00000000101">
            <text:p>0.00000000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3.2693in" svg:y="12.6122in" draw:caption-point-x="-13.2693in" draw:caption-point-y="-12.612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01E-08</text:p>
          </table:table-cell>
          <table:table-cell table:formula="oooc:=TEXT([.C70];[.D70])" office:value-type="string" office:string-value="0">
            <text:p>0</text:p>
          </table:table-cell>
          <table:table-cell table:style-name="ce15" office:value-type="float" office:value="0.00000001101">
            <text:p>0.0000000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3.2693in" svg:y="12.7976in" draw:caption-point-x="-13.2693in" draw:caption-point-y="-12.797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01E-07</text:p>
          </table:table-cell>
          <table:table-cell table:formula="oooc:=TEXT([.C71];[.D71])" office:value-type="string" office:string-value="0">
            <text:p>0</text:p>
          </table:table-cell>
          <table:table-cell table:style-name="ce15" office:value-type="float" office:value="0.00000011101">
            <text:p>0.000000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3.2693in" svg:y="12.9831in" draw:caption-point-x="-13.2693in" draw:caption-point-y="-12.983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01E-06</text:p>
          </table:table-cell>
          <table:table-cell table:formula="oooc:=TEXT([.C72];[.D72])" office:value-type="string" office:string-value="0">
            <text:p>0</text:p>
          </table:table-cell>
          <table:table-cell table:style-name="ce15" office:value-type="float" office:value="0.00000111101">
            <text:p>0.00000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71in" svg:x="13.2693in" svg:y="13.1685in" draw:caption-point-x="-13.2693in" draw:caption-point-y="-13.168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1E-05</text:p>
          </table:table-cell>
          <table:table-cell table:formula="oooc:=TEXT([.C73];[.D73])" office:value-type="string" office:string-value="0">
            <text:p>0</text:p>
          </table:table-cell>
          <table:table-cell table:style-name="ce15" office:value-type="float" office:value="0.00001111101">
            <text:p>0.0000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3.3539in" draw:caption-point-x="-13.2693in" draw:caption-point-y="-13.35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1</text:p>
          </table:table-cell>
          <table:table-cell table:formula="oooc:=TEXT([.C74];[.D74])" office:value-type="string" office:string-value="0">
            <text:p>0</text:p>
          </table:table-cell>
          <table:table-cell table:style-name="ce15" office:value-type="float" office:value="0.00011111101">
            <text:p>0.000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3.5394in" draw:caption-point-x="-13.2693in" draw:caption-point-y="-13.539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1</text:p>
          </table:table-cell>
          <table:table-cell table:formula="oooc:=TEXT([.C75];[.D75])" office:value-type="string" office:string-value="0">
            <text:p>0</text:p>
          </table:table-cell>
          <table:table-cell table:style-name="ce15" office:value-type="float" office:value="0.00111111101">
            <text:p>0.00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3.7248in" draw:caption-point-x="-13.2693in" draw:caption-point-y="-13.724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1</text:p>
          </table:table-cell>
          <table:table-cell table:formula="oooc:=TEXT([.C76];[.D76])" office:value-type="string" office:string-value="0.01">
            <text:p>0.01</text:p>
          </table:table-cell>
          <table:table-cell table:style-name="ce15" office:value-type="float" office:value="0.01111111101">
            <text:p>0.0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3.9102in" draw:caption-point-x="-13.2693in" draw:caption-point-y="-13.91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1</text:p>
          </table:table-cell>
          <table:table-cell table:formula="oooc:=TEXT([.C77];[.D77])" office:value-type="string" office:string-value="0.11">
            <text:p>0.11</text:p>
          </table:table-cell>
          <table:table-cell table:style-name="ce15" office:value-type="float" office:value="0.11111111101">
            <text:p>0.1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4.0957in" draw:caption-point-x="-13.2693in" draw:caption-point-y="-14.095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,9E-10</text:p>
          </table:table-cell>
          <table:table-cell table:formula="oooc:=TEXT([.C78];[.D78])" office:value-type="string" office:string-value="0">
            <text:p>0</text:p>
          </table:table-cell>
          <table:table-cell table:style-name="ce15" office:value-type="float" office:value="0.00000000099">
            <text:p>0.000000000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4.2811in" draw:caption-point-x="-13.2693in" draw:caption-point-y="-14.281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99E-09</text:p>
          </table:table-cell>
          <table:table-cell table:formula="oooc:=TEXT([.C79];[.D79])" office:value-type="string" office:string-value="0">
            <text:p>0</text:p>
          </table:table-cell>
          <table:table-cell table:style-name="ce15" office:value-type="float" office:value="0.00000000199">
            <text:p>0.00000000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4.4665in" draw:caption-point-x="-13.2693in" draw:caption-point-y="-14.46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99E-08</text:p>
          </table:table-cell>
          <table:table-cell table:formula="oooc:=TEXT([.C80];[.D80])" office:value-type="string" office:string-value="0">
            <text:p>0</text:p>
          </table:table-cell>
          <table:table-cell table:style-name="ce15" office:value-type="float" office:value="0.00000001199">
            <text:p>0.0000000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4.652in" draw:caption-point-x="-13.2693in" draw:caption-point-y="-14.65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99E-07</text:p>
          </table:table-cell>
          <table:table-cell table:formula="oooc:=TEXT([.C81];[.D81])" office:value-type="string" office:string-value="0">
            <text:p>0</text:p>
          </table:table-cell>
          <table:table-cell table:style-name="ce15" office:value-type="float" office:value="0.00000011199">
            <text:p>0.000000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4.8374in" draw:caption-point-x="-13.2693in" draw:caption-point-y="-14.837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99E-06</text:p>
          </table:table-cell>
          <table:table-cell table:formula="oooc:=TEXT([.C82];[.D82])" office:value-type="string" office:string-value="0">
            <text:p>0</text:p>
          </table:table-cell>
          <table:table-cell table:style-name="ce15" office:value-type="float" office:value="0.00000111199">
            <text:p>0.00000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5.0228in" draw:caption-point-x="-13.2693in" draw:caption-point-y="-15.022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2E-05</text:p>
          </table:table-cell>
          <table:table-cell table:formula="oooc:=TEXT([.C83];[.D83])" office:value-type="string" office:string-value="0">
            <text:p>0</text:p>
          </table:table-cell>
          <table:table-cell table:style-name="ce15" office:value-type="float" office:value="0.00001111199">
            <text:p>0.0000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5.2083in" draw:caption-point-x="-13.2693in" draw:caption-point-y="-15.20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2</text:p>
          </table:table-cell>
          <table:table-cell table:formula="oooc:=TEXT([.C84];[.D84])" office:value-type="string" office:string-value="0">
            <text:p>0</text:p>
          </table:table-cell>
          <table:table-cell table:style-name="ce15" office:value-type="float" office:value="0.00011111199">
            <text:p>0.000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5.3937in" draw:caption-point-x="-13.2693in" draw:caption-point-y="-15.39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2</text:p>
          </table:table-cell>
          <table:table-cell table:formula="oooc:=TEXT([.C85];[.D85])" office:value-type="string" office:string-value="0">
            <text:p>0</text:p>
          </table:table-cell>
          <table:table-cell table:style-name="ce15" office:value-type="float" office:value="0.00111111199">
            <text:p>0.00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5.5791in" draw:caption-point-x="-13.2693in" draw:caption-point-y="-15.57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2</text:p>
          </table:table-cell>
          <table:table-cell table:formula="oooc:=TEXT([.C86];[.D86])" office:value-type="string" office:string-value="0.01">
            <text:p>0.01</text:p>
          </table:table-cell>
          <table:table-cell table:style-name="ce15" office:value-type="float" office:value="0.01111111199">
            <text:p>0.0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71in" svg:height="0.8067in" svg:x="13.2693in" svg:y="15.7646in" draw:caption-point-x="-13.2693in" draw:caption-point-y="-15.76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2</text:p>
          </table:table-cell>
          <table:table-cell table:formula="oooc:=TEXT([.C87];[.D87])" office:value-type="string" office:string-value="0.11">
            <text:p>0.11</text:p>
          </table:table-cell>
          <table:table-cell table:style-name="ce15" office:value-type="float" office:value="0.11111111199">
            <text:p>0.1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1.4071in" svg:height="0.7929in" svg:x="13.2693in" svg:y="15.95in" draw:caption-point-x="-13.2693in" draw:caption-point-y="-15.9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88];[.D88])" office:value-type="string" office:string-value="0">
            <text:p>0</text:p>
          </table:table-cell>
          <table:table-cell table:style-name="ce9" office:value-type="string">
            <text:p>AaBbCcDd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89];[.D89])" office:value-type="string" office:string-value="0">
            <text:p>0</text:p>
          </table:table-cell>
          <table:table-cell table:style-name="ce9" office:value-type="string">
            <text:p>АаБбВвГгДд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 234,35</text:p>
          </table:table-cell>
          <table:table-cell table:formula="oooc:=FIXED([.C91])" office:value-type="string" office:string-value="1,234.35">
            <text:p>1,234.35</text:p>
          </table:table-cell>
          <table:table-cell table:style-name="ce6" office:value-type="float" office:value="1234.3456">
            <text:p>1234.35</text:p>
          </table:table-cell>
          <table:table-cell table:style-name="ce6" table:number-columns-repeated="2"/>
          <table:table-cell table:style-name="ce16"/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,340</text:p>
          </table:table-cell>
          <table:table-cell table:formula="oooc:=FIXED([.C92];[.D92])" office:value-type="string" office:string-value="12.340">
            <text:p>12.340</text:p>
          </table:table-cell>
          <table:table-cell table:style-name="ce6" office:value-type="float" office:value="12.34">
            <text:p>12.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 345,340</text:p>
          </table:table-cell>
          <table:table-cell table:formula="oooc:=FIXED([.C93];[.D93])" office:value-type="string" office:string-value="12,345.340">
            <text:p>12,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 456 789,123</text:p>
          </table:table-cell>
          <table:table-cell table:formula="oooc:=FIXED([.C94];[.D94])" office:value-type="string" office:string-value="123,456,789.123">
            <text:p>123,456,789.123</text:p>
          </table:table-cell>
          <table:table-cell table:style-name="ce6" office:value-type="float" office:value="123456789.123456">
            <text:p>123456789.12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 300</text:p>
          </table:table-cell>
          <table:table-cell table:formula="oooc:=FIXED([.C95];[.D95])" office:value-type="string" office:string-value="12,300">
            <text:p>12,30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-2">
            <text:p>-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,340</text:p>
          </table:table-cell>
          <table:table-cell table:formula="oooc:=FIXED([.C96];[.D96];[.E96])" office:value-type="string" office:string-value="12345.340">
            <text:p>12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 345,340</text:p>
          </table:table-cell>
          <table:table-cell table:formula="oooc:=FIXED([.C97];[.D97];[.E97])" office:value-type="string" office:string-value="12,345.340">
            <text:p>12,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 234 567 891 234,56</text:p>
          </table:table-cell>
          <table:table-cell table:formula="oooc:=FIXED([.C98];[.D98];[.E98])" office:value-type="string" office:string-value="1,234,567,891,234.56">
            <text:p>1,234,567,891,234.56</text:p>
          </table:table-cell>
          <table:table-cell table:style-name="ce6" office:value-type="float" office:value="1234567891234.56">
            <text:p>1234567891234.56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 456 789 123 400,00</text:p>
          </table:table-cell>
          <table:table-cell table:formula="oooc:=FIXED([.C99];[.D99];[.E99])" office:value-type="string" office:string-value="123,456,789,123,400.00">
            <text:p>123,456,789,123,400.00</text:p>
          </table:table-cell>
          <table:table-cell table:style-name="ce6" office:value-type="float" office:value="123456789123400">
            <text:p>123456789123400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 234,6</text:p>
          </table:table-cell>
          <table:table-cell table:formula="oooc:=FIXED([.C100];[.D100])" office:value-type="string" office:string-value="1,234.6">
            <text:p>1,234.6</text:p>
          </table:table-cell>
          <table:table-cell table:style-name="ce6" office:value-type="float" office:value="1234.567">
            <text:p>1234.57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 230</text:p>
          </table:table-cell>
          <table:table-cell table:formula="oooc:=FIXED([.C101];[.D101])" office:value-type="string" office:string-value="-1,230">
            <text:p>-1,230</text:p>
          </table:table-cell>
          <table:table-cell table:style-name="ce6" office:value-type="float" office:value="-1234.567">
            <text:p>-1234.57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02];[.D102];[.E102])" office:value-type="string" office:string-value="1230">
            <text:p>1230</text:p>
          </table:table-cell>
          <table:table-cell table:style-name="ce6" office:value-type="float" office:value="1234.567">
            <text:p>1234.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03];[.D103];[.E103])" office:value-type="string" office:string-value="-1230">
            <text:p>-1230</text:p>
          </table:table-cell>
          <table:table-cell table:style-name="ce6" office:value-type="float" office:value="-1234.567">
            <text:p>-1234.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23,00 руб.</text:p>
          </table:table-cell>
          <table:table-cell table:formula="oooc:=DOLLAR([.C105])" office:value-type="string" office:string-value="$123.00">
            <text:p>$123.00</text:p>
          </table:table-cell>
          <table:table-cell table:style-name="ce15" office:value-type="float" office:value="123">
            <text:p>123.0000000000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DOLLAR</text:p>
          </table:table-cell>
          <table:table-cell office:value-type="string">
            <text:p>DOLLAR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-1 234,57 руб.</text:p>
          </table:table-cell>
          <table:table-cell table:formula="oooc:=DOLLAR([.C106])" office:value-type="string" office:string-value="-$1,234.57">
            <text:p>-$1,234.57</text:p>
          </table:table-cell>
          <table:table-cell table:style-name="ce15" office:value-type="float" office:value="-1234.567">
            <text:p>-1234.5670000000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3">
          <table:table-cell table:style-name="ce4"/>
          <table:table-cell/>
          <table:table-cell table:style-name="ce15"/>
          <table:table-cell table:style-name="ce6" table:number-columns-repeated="2"/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123 000 руб.</text:p>
          </table:table-cell>
          <table:table-cell table:formula="oooc:=DOLLAR([.C108];[.D108])" office:value-type="string" office:string-value="$123,000">
            <text:p>$123,000</text:p>
          </table:table-cell>
          <table:table-cell table:style-name="ce15" office:value-type="float" office:value="123345.2346">
            <text:p>123345.23460000000</text:p>
          </table:table-cell>
          <table:table-cell table:style-name="ce6" office:value-type="float" office:value="-3">
            <text:p>-3</text:p>
          </table:table-cell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12 345,340 руб.</text:p>
          </table:table-cell>
          <table:table-cell table:formula="oooc:=DOLLAR([.C109];[.D109])" office:value-type="string" office:string-value="$12,345.340">
            <text:p>$12,345.340</text:p>
          </table:table-cell>
          <table:table-cell table:style-name="ce15" office:value-type="float" office:value="12345.34">
            <text:p>12345.34000000000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style-name="Default"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ф</text:p>
          </table:table-cell>
          <table:table-cell table:formula="oooc:=CHAR([.C111])" office:value-type="string" office:string-value="ô">
            <text:p>ô</text:p>
          </table:table-cell>
          <table:table-cell table:style-name="ce9" office:value-type="float" office:value="244">
            <text:p>244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CHAR</text:p>
          </table:table-cell>
          <table:table-cell office:value-type="string">
            <text:p>CHAR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ё</text:p>
          </table:table-cell>
          <table:table-cell table:formula="oooc:=CHAR([.C112])" office:value-type="string" office:string-value="¸">
            <text:p>¸</text:p>
          </table:table-cell>
          <table:table-cell table:style-name="ce9" office:value-type="float" office:value="184">
            <text:p>184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14"/>
          <table:table-cell table:style-name="ce6" table:number-columns-repeated="2"/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office:value-type="float" office:value="244">
            <text:p>244</text:p>
          </table:table-cell>
          <table:table-cell table:formula="oooc:=CODE([.C114])" office:value-type="float" office:value="63">
            <text:p>63</text:p>
          </table:table-cell>
          <table:table-cell table:style-name="ce14" office:value-type="string">
            <text:p>ф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CODE</text:p>
          </table:table-cell>
          <table:table-cell office:value-type="string">
            <text:p>CODE</text:p>
          </table:table-cell>
          <table:table-cell table:number-columns-repeated="244"/>
        </table:table-row>
        <table:table-row table:style-name="ro2">
          <table:table-cell office:value-type="float" office:value="184">
            <text:p>184</text:p>
          </table:table-cell>
          <table:table-cell table:formula="oooc:=CODE([.C115])" office:value-type="float" office:value="63">
            <text:p>63</text:p>
          </table:table-cell>
          <table:table-cell table:style-name="ce14" office:value-type="string">
            <text:p>ё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office:value-type="float" office:value="184">
            <text:p>184</text:p>
          </table:table-cell>
          <table:table-cell table:formula="oooc:=CODE([.C116])" office:value-type="float" office:value="63">
            <text:p>63</text:p>
          </table:table-cell>
          <table:table-cell table:style-name="ce14" office:value-type="string">
            <text:p>ёж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office:value-type="float" office:value="63">
            <text:p>63</text:p>
          </table:table-cell>
          <table:table-cell table:formula="oooc:=CODE([.C117])" office:value-type="float" office:value="246">
            <text:p>246</text:p>
          </table:table-cell>
          <table:table-cell table:style-name="ce14" office:value-type="string">
            <text:p>ö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2" office:value-type="float" office:value="35922">
            <text:p>35922</text:p>
          </table:table-cell>
          <table:table-cell table:formula="oooc:=DATEVALUE([.C119])" office:value-type="float" office:value="35981">
            <text:p>35981</text:p>
          </table:table-cell>
          <table:table-cell table:style-name="ce14" office:value-type="string">
            <text:p>7.5.1998</text:p>
          </table:table-cell>
          <table:table-cell table:style-name="ce6" table:number-columns-repeated="2"/>
          <table:table-cell/>
          <table:table-cell table:style-name="ce17"/>
          <table:table-cell table:number-columns-repeated="2"/>
          <table:table-cell office:value-type="float" office:value="1">
            <text:p>1</text:p>
          </table:table-cell>
          <table:table-cell table:style-name="Default" office:value-type="string">
            <text:p>DATEVALUE</text:p>
          </table:table-cell>
          <table:table-cell office:value-type="string">
            <text:p>DATEVALUE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0])" office:value-type="float" office:value="35981">
            <text:p>35981</text:p>
          </table:table-cell>
          <table:table-cell table:style-name="ce14" office:value-type="string">
            <text:p>7/5/1998</text:p>
          </table:table-cell>
          <table:table-cell table:style-name="ce6" table:number-columns-repeated="2"/>
          <table:table-cell/>
          <table:table-cell table:style-name="ce17"/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1])" office:value-type="float" office:value="0">
            <text:p>Err:502</text:p>
          </table:table-cell>
          <table:table-cell table:style-name="ce14" office:value-type="string">
            <text:p>29 Май 200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2])" office:value-type="float" office:value="0">
            <text:p>Err:502</text:p>
          </table:table-cell>
          <table:table-cell table:style-name="ce14" office:value-type="string">
            <text:p>29 МАЙ 200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3])" office:value-type="float" office:value="0">
            <text:p>Err:502</text:p>
          </table:table-cell>
          <table:table-cell table:style-name="ce14" office:value-type="string">
            <text:p>29 май 200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4])" office:value-type="float" office:value="0">
            <text:p>Err:502</text:p>
          </table:table-cell>
          <table:table-cell table:style-name="ce14" office:value-type="string">
            <text:p>29 май 2007 12:3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5])" office:value-type="float" office:value="0">
            <text:p>Err:502</text:p>
          </table:table-cell>
          <table:table-cell table:style-name="ce14" office:value-type="string">
            <text:p>29-май-2007 12:30:2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6])" office:value-type="float" office:value="0">
            <text:p>Err:502</text:p>
          </table:table-cell>
          <table:table-cell table:style-name="ce14" office:value-type="string">
            <text:p>29.май.2007 12:30:2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7])" office:value-type="float" office:value="0">
            <text:p>Err:502</text:p>
          </table:table-cell>
          <table:table-cell table:style-name="ce14" office:value-type="string">
            <text:p>29 май 2007 г.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8])" office:value-type="float" office:value="0">
            <text:p>Err:502</text:p>
          </table:table-cell>
          <table:table-cell table:style-name="ce14" office:value-type="string">
            <text:p>29 Мая 200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2" office:value-type="float" office:value="42387">
            <text:p>42387</text:p>
          </table:table-cell>
          <table:table-cell table:formula="oooc:=DATEVALUE([.C129])" office:value-type="float" office:value="35652">
            <text:p>35652</text:p>
          </table:table-cell>
          <table:table-cell table:style-name="ce14" office:value-type="string">
            <text:p>1997.08.1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2" office:value-type="float" office:value="35652">
            <text:p>35652</text:p>
          </table:table-cell>
          <table:table-cell table:formula="oooc:=DATEVALUE([.C130])" office:value-type="float" office:value="35652">
            <text:p>35652</text:p>
          </table:table-cell>
          <table:table-cell table:style-name="ce14" office:value-type="string">
            <text:p>1997/08/1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2" office:value-type="float" office:value="35652">
            <text:p>35652</text:p>
          </table:table-cell>
          <table:table-cell table:formula="oooc:=DATEVALUE([.C131])" office:value-type="float" office:value="35652">
            <text:p>35652</text:p>
          </table:table-cell>
          <table:table-cell table:style-name="ce14" office:value-type="string">
            <text:p>1997-08-1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2" office:value-type="float" office:value="35711">
            <text:p>35711</text:p>
          </table:table-cell>
          <table:table-cell table:formula="oooc:=DATEVALUE([.C132])" office:value-type="float" office:value="35652">
            <text:p>35652</text:p>
          </table:table-cell>
          <table:table-cell table:style-name="ce15" office:value-type="string">
            <text:p>08.10.199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33])" office:value-type="float" office:value="35652">
            <text:p>35652</text:p>
          </table:table-cell>
          <table:table-cell table:style-name="ce15" office:value-type="string">
            <text:p>08-10-199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office:value-type="float" office:value="35922">
            <text:p>35922</text:p>
          </table:table-cell>
          <table:table-cell table:formula="oooc:=DATEVALUE([.C134])" office:value-type="float" office:value="35981">
            <text:p>35981</text:p>
          </table:table-cell>
          <table:table-cell table:style-name="ce15" office:value-type="string">
            <text:p>7.5.98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35])" office:value-type="float" office:value="35981.5090277778">
            <text:p>35981.51</text:p>
          </table:table-cell>
          <table:table-cell table:style-name="ce15" office:value-type="string">
            <text:p>7/5/1998 12:1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36])" office:value-type="float" office:value="35981.5091898148">
            <text:p>35981.51</text:p>
          </table:table-cell>
          <table:table-cell table:style-name="ce15" office:value-type="string">
            <text:p>7-5-98 12:13:14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3">
          <table:table-cell table:number-columns-repeated="2"/>
          <table:table-cell table:style-name="ce15"/>
          <table:table-cell table:style-name="ce6" table:number-columns-repeated="2"/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office:value-type="float" office:value="0.509027777778101">
            <text:p>0.51</text:p>
          </table:table-cell>
          <table:table-cell table:formula="oooc:=TIMEVALUE([.C138])" office:value-type="float" office:value="35981.5090277778">
            <text:p>35981.51</text:p>
          </table:table-cell>
          <table:table-cell table:style-name="ce15" office:value-type="string">
            <text:p>7.5.1998 12: 1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TIMEVALUE</text:p>
          </table:table-cell>
          <table:table-cell office:value-type="string">
            <text:p>TIMEVALUE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!STR:FE</text:p>
          </table:table-cell>
          <table:table-cell table:formula="oooc:=TIMEVALUE([.C139])" office:value-type="float" office:value="0">
            <text:p>Err:502</text:p>
          </table:table-cell>
          <table:table-cell table:style-name="ce15" office:value-type="string">
            <text:p>29 май 2007 12:3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TIMEVALUE([.C140])" office:value-type="float" office:value="0">
            <text:p>Err:502</text:p>
          </table:table-cell>
          <table:table-cell table:style-name="ce15" office:value-type="string">
            <text:p>29-май-2007 12:30:2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TIMEVALUE([.C141])" office:value-type="float" office:value="35981.5090277778">
            <text:p>35981.51</text:p>
          </table:table-cell>
          <table:table-cell table:style-name="ce15" office:value-type="string">
            <text:p>7/5/1998 12:1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3" table:number-rows-repeated="99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8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0"/>
          <table:table-cell table:style-name="ce6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6514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р.</number:text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-</number:text>
      <number:number number:decimal-places="2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1">
      <number:currency-symbol number:language="en" number:country="US">$</number:currency-symbol>
      <number:number number:decimal-places="2" number:min-integer-digits="1" number:grouping="true"/>
    </number:currency-style>
    <number:number-style style:name="N192">
      <number:number number:decimal-places="1" number:min-integer-digits="1"/>
    </number:number-style>
    <number:number-style style:name="N193">
      <number:number number:decimal-places="15" number:min-integer-digits="1"/>
    </number:number-style>
    <number:number-style style:name="N194">
      <number:number number:decimal-places="10" number:min-integer-digits="1"/>
    </number:number-style>
    <number:number-style style:name="N195">
      <number:number number:decimal-places="18" number:min-integer-digits="1"/>
    </number:number-style>
    <number:number-style style:name="N196">
      <number:number number:decimal-places="30" number:min-integer-digits="1"/>
    </number:number-style>
    <number:number-style style:name="N197">
      <number:number number:decimal-places="19" number:min-integer-digits="1"/>
    </number:number-style>
    <number:number-style style:name="N198">
      <number:number number:decimal-places="25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20" number:min-integer-digits="1"/>
    </number:number-style>
    <number:number-style style:name="N201P0" style:volatile="true">
      <number:text> </number:text>
      <number:number number:decimal-places="0" number:min-integer-digits="1" number:grouping="true"/>
      <number:text>    </number:text>
    </number:number-style>
    <number:number-style style:name="N201P1" style:volatile="true">
      <number:text>-</number:text>
      <number:number number:decimal-places="0" number:min-integer-digits="1" number:grouping="true"/>
      <number:text>    </number:text>
    </number:number-style>
    <number:number-style style:name="N201P2" style:volatile="true">
      <number:text> -   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р. </number:text>
    </number:number-style>
    <number:number-style style:name="N202P1" style:volatile="true">
      <number:text>-</number:text>
      <number:number number:decimal-places="0" number:min-integer-digits="1" number:grouping="true"/>
      <number:text>р. </number:text>
    </number:number-style>
    <number:number-style style:name="N202P2" style:volatile="true">
      <number:text> -р.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</number:text>
      <number:number number:decimal-places="2" number:min-integer-digits="1" number:grouping="true"/>
      <number:text>    </number:text>
    </number:number-style>
    <number:number-style style:name="N203P1" style:volatile="true">
      <number:text>-</number:text>
      <number:number number:decimal-places="2" number:min-integer-digits="1" number:grouping="true"/>
      <number:text>    </number:text>
    </number:number-style>
    <number:number-style style:name="N203P2" style:volatile="true">
      <number:text> -</number:text>
      <number:number number:decimal-places="0" number:min-integer-digits="0"/>
      <number:text>   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р. </number:text>
    </number:number-style>
    <number:number-style style:name="N204P1" style:volatile="true">
      <number:text>-</number:text>
      <number:number number:decimal-places="2" number:min-integer-digits="1" number:grouping="true"/>
      <number:text>р. </number:text>
    </number:number-style>
    <number:number-style style:name="N204P2" style:volatile="true">
      <number:text> -</number:text>
      <number:number number:decimal-places="0" number:min-integer-digits="0"/>
      <number:text>р.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scientific-number number:decimal-places="1" number:min-integer-digits="3" number:min-exponent-digits="1"/>
    </number:number-style>
    <number:number-style style:name="N206P0" style:volatile="true">
      <number:text>SFr. </number:text>
      <number:number number:decimal-places="0" number:min-integer-digits="1" number:grouping="true"/>
    </number:number-style>
    <number:number-style style:name="N206">
      <number:text>SFr. 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Fr. </number:text>
      <number:number number:decimal-places="0" number:min-integer-digits="1" number:grouping="true"/>
    </number:number-style>
    <number:number-style style:name="N207">
      <style:text-properties fo:color="#ff0000"/>
      <number:text>SFr. 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SFr. </number:text>
      <number:number number:decimal-places="2" number:min-integer-digits="1" number:grouping="true"/>
    </number:number-style>
    <number:number-style style:name="N208">
      <number:text>SFr. -</number:text>
      <number:number number:decimal-places="2" number:min-integer-digits="1" number:grouping="true"/>
      <style:map style:condition="value()&gt;=0" style:apply-style-name="N208P0"/>
    </number:number-style>
    <number:number-style style:name="N209P0" style:volatile="true">
      <number:text>SFr. </number:text>
      <number:number number:decimal-places="2" number:min-integer-digits="1" number:grouping="true"/>
    </number:number-style>
    <number:number-style style:name="N209">
      <style:text-properties fo:color="#ff0000"/>
      <number:text>SFr. 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 SFr. </number:text>
      <number:number number: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SFr. </number:text>
      <number:number number:decimal-places="2" number:min-integer-digits="1" number:grouping="true"/>
      <number:text> </number:text>
    </number:number-style>
    <number:number-style style:name="N212P1" style:volatile="true">
      <number:text> SFr. -</number:text>
      <number:number number:decimal-places="2" number:min-integer-digits="1" number:grouping="true"/>
      <number:text> </number:text>
    </number:number-style>
    <number:number-style style:name="N212P2" style:volatile="true">
      <number:text> SFr.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2" number:min-integer-digits="1" number:grouping="true"/>
      <number:text> </number:text>
    </number:number-style>
    <number:number-style style:name="N213P1" style:volatile="true">
      <number:text> -</number:text>
      <number:number number:decimal-places="2" number:min-integer-digits="1" number:grouping="true"/>
      <number:text> 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3" number:min-integer-digits="1" number:grouping="true"/>
      <number:text> </number:text>
    </number:number-style>
    <number:number-style style:name="N214P1" style:volatile="true">
      <number:text> -</number:text>
      <number:number number:decimal-places="3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4" number:min-integer-digits="1" number:grouping="true"/>
      <number:text> </number:text>
    </number:number-style>
    <number:number-style style:name="N215P1" style:volatile="true">
      <number:text> -</number:text>
      <number:number number:decimal-places="4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5" number:min-integer-digits="1" number:grouping="true"/>
      <number:text> </number:text>
    </number:number-style>
    <number:number-style style:name="N216P1" style:volatile="true">
      <number:text> -</number:text>
      <number:number number:decimal-places="5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6" number:min-integer-digits="1" number:grouping="true"/>
      <number:text> </number:text>
    </number:number-style>
    <number:number-style style:name="N217P1" style:volatile="true">
      <number:text> -</number:text>
      <number:number number:decimal-places="6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" number:min-integer-digits="1" number:grouping="true"/>
      <number:text> </number:text>
    </number:number-style>
    <number:number-style style:name="N218P1" style:volatile="true">
      <number:text> -</number:text>
      <number:number number:decimal-places="1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0" number:min-integer-digits="1" number:grouping="true"/>
      <number:text> </number:text>
    </number:number-style>
    <number:number-style style:name="N219P1" style:volatile="true">
      <number:text> -</number:text>
      <number:number number:decimal-places="0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text>Yes</number:text>
    </number:number-style>
    <number:number-style style:name="N220P1" style:volatile="true">
      <number:text>Yes</number:text>
    </number:number-style>
    <number:number-style style:name="N220">
      <number:text>No</number:text>
      <style:map style:condition="value()&gt;0" style:apply-style-name="N220P0"/>
      <style:map style:condition="value()&lt;0" style:apply-style-name="N220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date-style style:name="N224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US">
      <number:number number:decimal-places="0" number:min-integer-digits="1" number:grouping="true"/>
      <number:text> </number:text>
    </number:number-style>
    <number:number-style style:name="N5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5P0"/>
    </number:number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2" number:min-integer-digits="1" number:grouping="true"/>
      <number:text> </number:text>
    </number:number-style>
    <number:number-style style:name="N5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n" number:country="US">
      <number:number number:decimal-places="2" number:min-integer-digits="1" number:grouping="true"/>
      <number:text> </number:text>
    </number:number-style>
    <number:number-style style:name="N5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8P0"/>
    </number:number-style>
    <number:currency-style style:name="N5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9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2">12/22/2007</text:date>, <text:time>21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5-11-22T22:05:38</meta:creation-date>
    <dc:creator>Boris Samsonov</dc:creator>
    <dc:date>2007-12-22T21:14:15</dc:date>
    <dc:language>ru-RU</dc:language>
    <meta:editing-cycles>12</meta:editing-cycles>
    <meta:editing-duration>PT35M43S</meta:editing-duration>
    <meta:user-defined meta:name="Info 1"/>
    <meta:user-defined meta:name="Info 2"/>
    <meta:user-defined meta:name="Info 3"/>
    <meta:user-defined meta:name="Info 4"/>
    <meta:document-statistic meta:table-count="1" meta:cell-count="679"/>
  </office:meta>
</office:document-meta>
</file>